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055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ffcc99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min-height="1.234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2">
      <style:graphic-properties draw:stroke="solid" svg:stroke-width="0.106cm" svg:stroke-color="#000000" draw:stroke-linejoin="miter" draw:fill="solid" draw:fill-color="#cccc00" draw:textarea-horizontal-align="justify" draw:textarea-vertical-align="top" draw:auto-grow-height="true" fo:min-height="1.236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solid" svg:stroke-width="0.106cm" svg:stroke-color="#000000" draw:stroke-linejoin="miter" draw:fill="solid" draw:fill-color="#ffffcc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ff8080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solid" svg:stroke-width="0.106cm" svg:stroke-color="#000000" draw:stroke-linejoin="miter" draw:fill="solid" draw:fill-color="#cccc00" draw:textarea-horizontal-align="justify" draw:textarea-vertical-align="top" draw:auto-grow-height="true" fo:min-height="1.236cm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 style:list-style-name="L2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055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 style:list-style-name="L2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055cm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 style:list-style-name="L2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055cm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 style:list-style-name="L2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min-height="1.234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8.63cm" svg:height="7.527cm" svg:x="8.118cm" svg:y="5.093cm">
          <text:p text:style-name="P1"><text:span text:style-name="T1">yangcli-pro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477cm" svg:height="2.315cm" svg:x="19.372cm" svg:y="3.339cm">
          <text:p text:style-name="P1"><text:span text:style-name="T1">NETCONF</text:span><text:span text:style-name="T1"><text:line-break/></text:span><text:span text:style-name="T1">Server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947cm" svg:height="1.441cm" svg:x="3.391cm" svg:y="6.492cm">
          <text:p text:style-name="P1"><text:span text:style-name="T2">data files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94cm" svg:height="1.488cm" svg:x="3.398cm" svg:y="8.488cm">
          <text:p text:style-name="P1"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.883cm" svg:height="1.494cm" svg:x="10.749cm" svg:y="14.668cm">
          <text:p text:style-name="P1"><text:span text:style-name="T2">scrip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3" draw:layer="layout" svg:width="2.883cm" svg:height="1.488cm" svg:x="6.561cm" svg:y="14.626cm">
          <text:p text:style-name="P1"><text:span text:style-name="T2">CLI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3.513cm" svg:height="2.325cm" svg:x="8.673cm" svg:y="9.666cm">
          <text:p text:style-name="P1"><text:span text:style-name="T2">command</text:span><text:span text:style-name="T2"><text:line-break/></text:span><text:span text:style-name="T2">interpreter</text:span></text:p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.883cm" svg:height="1.496cm" svg:x="8.759cm" svg:y="6.832cm">
          <text:p text:style-name="P1"><text:span text:style-name="T2">variabl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layer="layout" svg:x1="6.437cm" svg:y1="7.108cm" svg:x2="8.014cm" svg:y2="7.166cm">
          <text:p/>
        </draw:line>
        <draw:line draw:style-name="gr10" draw:layer="layout" svg:x1="6.476cm" svg:y1="9.201cm" svg:x2="8.096cm" svg:y2="9.207cm">
          <text:p/>
        </draw:line>
        <draw:frame draw:style-name="gr11" draw:layer="layout" svg:width="10.806cm" svg:height="1.267cm" svg:x="7.286cm" svg:y="3.508cm">
          <draw:text-box>
            <text:p>yangcli-pro NETCONF Client</text:p>
          </draw:text-box>
        </draw:frame>
        <draw:custom-shape draw:style-name="gr12" draw:text-style-name="P3" draw:layer="layout" svg:width="3.068cm" svg:height="1.441cm" svg:x="3.379cm" svg:y="10.431cm">
          <text:p text:style-name="P1"><text:span text:style-name="T2">log files</text:span></text:p>
          <draw:enhanced-geometry svg:viewBox="0 0 21600 21600" draw:type="mso-spt202" draw:enhanced-path="M 0 0 L 21600 0 21600 21600 0 21600 0 0 Z N"/>
        </draw:custom-shape>
        <draw:line draw:style-name="gr10" draw:layer="layout" svg:x1="8.043cm" svg:y1="14.658cm" svg:x2="9.736cm" svg:y2="12.779cm">
          <text:p/>
        </draw:line>
        <draw:line draw:style-name="gr10" draw:layer="layout" svg:x1="12.201cm" svg:y1="14.538cm" svg:x2="12.223cm" svg:y2="12.752cm">
          <text:p/>
        </draw:line>
        <draw:custom-shape draw:style-name="gr13" draw:text-style-name="P3" draw:layer="layout" svg:width="3.513cm" svg:height="2.325cm" svg:x="12.668cm" svg:y="6.756cm">
          <text:p text:style-name="P1"><text:span text:style-name="T2">data</text:span><text:span text:style-name="T2"><text:line-break/></text:span><text:span text:style-name="T2">interpreter</text:span></text:p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1.667cm" svg:height="1.19cm" svg:x="17.092cm" svg:y="7.9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layer="layout" svg:x1="14.499cm" svg:y1="9.155cm" svg:x2="14.499cm" svg:y2="10.028cm">
          <text:p/>
        </draw:line>
        <draw:line draw:style-name="gr9" draw:layer="layout" svg:x1="10.089cm" svg:y1="8.431cm" svg:x2="10.107cm" svg:y2="9.552cm">
          <text:p/>
        </draw:line>
        <draw:line draw:style-name="gr9" draw:layer="layout" svg:x1="10.936cm" svg:y1="9.516cm" svg:x2="12.489cm" svg:y2="8.493cm">
          <text:p/>
        </draw:line>
        <draw:custom-shape draw:style-name="gr15" draw:text-style-name="P3" draw:layer="layout" svg:width="2.883cm" svg:height="1.496cm" svg:x="13.15cm" svg:y="10.067cm">
          <text:p text:style-name="P1"><text:span text:style-name="T2">session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2" draw:layer="layout" svg:width="3.477cm" svg:height="2.315cm" svg:x="19.37cm" svg:y="6.266cm">
          <text:p text:style-name="P1"><text:span text:style-name="T1">NETCONF</text:span><text:span text:style-name="T1"><text:line-break/></text:span><text:span text:style-name="T1">Server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3.477cm" svg:height="2.315cm" svg:x="19.37cm" svg:y="9.065cm">
          <text:p text:style-name="P1"><text:span text:style-name="T1">NETCONF</text:span><text:span text:style-name="T1"><text:line-break/></text:span><text:span text:style-name="T1">Server</text:span></text:p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3.477cm" svg:height="2.315cm" svg:x="19.396cm" svg:y="11.968cm">
          <text:p text:style-name="P1"><text:span text:style-name="T1">NETCONF</text:span><text:span text:style-name="T1"><text:line-break/></text:span><text:span text:style-name="T1">Server</text:span></text:p>
          <draw:enhanced-geometry svg:viewBox="0 0 21600 21600" draw:type="mso-spt202" draw:enhanced-path="M 0 0 L 21600 0 21600 21600 0 21600 0 0 Z N"/>
        </draw:custom-shape>
        <draw:line draw:style-name="gr10" draw:layer="layout" svg:x1="7.963cm" svg:y1="11.148cm" svg:x2="6.499cm" svg:y2="11.148cm">
          <text:p/>
        </draw:line>
        <draw:custom-shape draw:style-name="gr19" draw:text-style-name="P3" draw:layer="layout" svg:width="3.355cm" svg:height="1.494cm" svg:x="14.934cm" svg:y="14.615cm">
          <text:p text:style-name="P1"><text:span text:style-name="T2">test-suit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" draw:layer="layout" svg:x1="16.414cm" svg:y1="14.565cm" svg:x2="15.095cm" svg:y2="12.598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1.049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57cm" svg:x="17.264cm" svg:y="24.667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NETCONF Agenda</dc:title>
    <meta:initial-creator>ABB</meta:initial-creator>
    <meta:creation-date>1996-03-04T22:05:50</meta:creation-date>
    <dc:date>2012-12-30T08:03:20</dc:date>
    <meta:print-date>2000-12-09T21:37:10</meta:print-date>
    <meta:editing-cycles>608</meta:editing-cycles>
    <meta:editing-duration>P8DT9H52M26S</meta:editing-duration>
    <meta:generator>LibreOffice/3.5$Linux_X86_64 LibreOffice_project/350m1$Build-2</meta:generator>
    <dc:creator>Andy </dc:cre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